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outline1">
      <style:graphic-properties draw:stroke="solid" fo:min-height="8.11cm"/>
    </style:style>
    <style:style style:name="pr8" style:family="presentation" style:parent-style-name="lyt-aqua-outline1">
      <style:graphic-properties draw:stroke="solid" fo:min-height="14.185cm"/>
    </style:style>
    <style:style style:name="pr9" style:family="presentation" style:parent-style-name="lyt-aqua-outline1">
      <style:graphic-properties draw:stroke="solid" fo:min-height="13.55cm"/>
    </style:style>
    <style:style style:name="pr10" style:family="presentation" style:parent-style-name="lyt-aqua-outline1">
      <style:graphic-properties draw:stroke="solid" fo:min-height="12.788cm"/>
    </style:style>
    <style:style style:name="pr11" style:family="presentation" style:parent-style-name="lyt-aqua-outline1">
      <style:graphic-properties draw:stroke="solid" fo:min-height="11.5cm"/>
    </style:style>
    <style:style style:name="pr12" style:family="presentation" style:parent-style-name="lyt-aqua-outline1">
      <style:graphic-properties draw:stroke="solid" fo:min-height="8.47cm"/>
    </style:style>
    <style:style style:name="P1" style:family="paragraph">
      <style:paragraph-properties fo:margin-left="0cm" fo:margin-right="0cm" fo:text-indent="0cm"/>
      <style:text-properties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family="Courier" style:font-family-generic="modern" style:font-pitch="fixed"/>
    </style:style>
    <style:style style:name="P6" style:family="paragraph">
      <style:paragraph-properties fo:margin-left="2cm" fo:margin-right="0cm" fo:text-indent="0cm"/>
    </style:style>
    <style:style style:name="P7" style:family="paragraph">
      <style:paragraph-properties fo:line-height="100%"/>
    </style:style>
    <style:style style:name="P8" style:family="paragraph">
      <style:text-properties fo:font-family="Courier" style:font-family-generic="modern" style:font-pitch="fixed" fo:font-size="28pt" style:font-size-asian="28pt" style:font-size-complex="28pt"/>
    </style:style>
    <style:style style:name="P9" style:family="paragraph">
      <style:text-properties fo:font-family="Courier" style:font-family-generic="modern" style:font-pitch="fixed" fo:font-size="30pt" style:font-size-asian="30pt" style:font-size-complex="30pt"/>
    </style:style>
    <style:style style:name="P10" style:family="paragraph">
      <style:paragraph-properties fo:text-align="star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family="Courier" style:font-family-generic="modern" style:font-pitch="fixed"/>
    </style:style>
    <style:style style:name="T6" style:family="text">
      <style:text-properties fo:font-family="Courier" style:font-family-generic="modern" style:font-pitch="fixed" fo:font-size="28pt" style:font-size-asian="28pt" style:font-size-complex="28pt"/>
    </style:style>
    <style:style style:name="T7" style:family="text">
      <style:text-properties fo:font-family="Courier" style:font-family-generic="modern" style:font-pitch="fixed" style:font-family-asian="Courier" style:font-family-generic-asian="modern" style:font-pitch-asian="fixed" style:font-family-complex="Courier" style:font-family-generic-complex="modern" style:font-pitch-complex="fixed"/>
    </style:style>
    <style:style style:name="T8" style:family="text">
      <style:text-properties fo:font-family="Courier" style:font-family-generic="modern" style:font-pitch="fixed" fo:font-size="16pt" style:font-size-asian="16pt" style:font-size-complex="16pt"/>
    </style:style>
    <style:style style:name="T9" style:family="text">
      <style:text-properties fo:font-family="Courier" style:font-family-generic="modern" style:font-pitch="fixed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786cm" svg:x="1.471cm" svg:y="3.671cm" presentation:class="title" presentation:user-transformed="true">
          <draw:text-box>
            <text:p><text:span text:style-name="T1">Boo!</text:span>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2">Scott Stephens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Why Boo?</text:p>
              </text:list-item>
              <text:list-item>
                <text:p>Basic Syntax</text:p>
              </text:list-item>
              <text:list-item>
                <text:p>Duck Typing</text:p>
              </text:list-item>
              <text:list-item>
                <text:p>Meta 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Boo? → C# Pro/Con</text:p>
          </draw:text-box>
        </draw:frame>
        <draw:frame presentation:style-name="pr5" draw:layer="layout" svg:width="24.599cm" svg:height="12.129cm" svg:x="2cm" svg:y="5.5cm" presentation:class="outline" presentation:user-transformed="true">
          <draw:text-box>
            <text:list text:style-name="L2">
              <text:list-item>
                <text:p>Static typing enables phenomenal intellisense, catches a lot of my mistakes at compile time</text:p>
              </text:list-item>
              <text:list-item>
                <text:p>.NET standard library is jam-packed with awesome</text:p>
              </text:list-item>
              <text:list-item>
                <text:p>but...</text:p>
              </text:list-item>
              <text:list-item>
                <text:p>it's a little wordy</text:p>
              </text:list-item>
              <text:list-item>
                <text:p>No interactive console or support for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Boo?</text:p>
          </draw:text-box>
        </draw:frame>
        <draw:frame presentation:style-name="pr5" draw:layer="layout" svg:width="24.599cm" svg:height="13.129cm" svg:x="2cm" svg:y="5.5cm" presentation:class="outline" presentation:user-transformed="true">
          <draw:text-box>
            <text:list text:style-name="L2">
              <text:list-item>
                <text:p>I love Python</text:p>
              </text:list-item>
              <text:list-item>
                <text:p>Syntax so crisp, clean, and refreshing</text:p>
              </text:list-item>
              <text:list-item>
                <text:p>The console and scripting are ever so convenient.</text:p>
              </text:list-item>
              <text:list-item>
                <text:p>but...</text:p>
              </text:list-item>
              <text:list-item>
                <text:p>The GIL drives me nuts</text:p>
              </text:list-item>
              <text:list-item>
                <text:p>Tight loops can be painfully slow</text:p>
              </text:list-item>
              <text:list-item>
                <text:p>I get burned often by typ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Boo?</text:p>
          </draw:text-box>
        </draw:frame>
        <draw:frame presentation:style-name="pr5" draw:text-style-name="P4" draw:layer="layout" svg:width="24.599cm" svg:height="11.5cm" svg:x="2cm" svg:y="5.5cm" presentation:class="outline">
          <draw:text-box>
            <text:p><text:span text:style-name="T3"><text:s/></text:span></text:p>
            <text:p><text:span text:style-name="T3"><text:s text:c="26"/></text:span><text:span text:style-name="T3">BestOf(C#) </text:span></text:p>
            <text:p><text:span text:style-name="T3"><text:s text:c="23"/></text:span><text:span text:style-name="T3">+ BestOf(Python) </text:span></text:p>
            <text:p><text:span text:style-name="T3"><text:s text:c="23"/></text:span><text:span text:style-name="T4">+ Extra Secret Sauce</text:span><text:span text:style-name="T3"> </text:span></text:p>
            <text:p><text:span text:style-name="T3"><text:s text:c="31"/></text:span><text:span text:style-name="T3">B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...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has Python-inspired syntax</text:p>
              </text:list-item>
              <text:list-item>
                <text:p>is statically typed</text:p>
              </text:list-item>
              <text:list-item>
                <text:p>is type-inferred </text:p>
              </text:list-item>
              <text:list-item>
                <text:p>runs on .NET/Mono (libraries, threading, perf)</text:p>
              </text:list-item>
              <text:list-item>
                <text:p>Sports an interactive console, an interpreter, and a compi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...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Tool support isn't nearly as good as C#</text:p>
              </text:list-item>
              <text:list-item>
                <text:p>Cross-platform isn't nearly as good as Python</text:p>
              </text:list-item>
              <text:list-item>
                <text:p>Good luck hiring an experienced Boo develo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ra Special Sauce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Optional Dynamic/Duck Typing</text:p>
              </text:list-item>
              <text:list-item>
                <text:p>Meta programming facilit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7" draw:text-style-name="P5" draw:layer="layout" svg:width="24.599cm" svg:height="8.11cm" svg:x="2cm" svg:y="5.5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print "Hello World!"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Imperative Syntax</text:p>
          </draw:text-box>
        </draw:frame>
        <draw:frame presentation:style-name="pr8" draw:text-style-name="P5" draw:layer="layout" svg:width="24.599cm" svg:height="14.185cm" svg:x="2.071cm" svg:y="4.86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>a = “Hello world!”</text:span></text:p>
                <text:p><text:span text:style-name="T6">b as int</text:span></text:p>
                <text:p><text:span text:style-name="T6">b = 5</text:span></text:p>
                <text:p><text:span text:style-name="T6">if b == 5:</text:span></text:p>
                <text:p><text:span text:style-name="T6"><text:s text:c="4"/></text:span><text:span text:style-name="T6">print a</text:span></text:p>
                <text:p><text:span text:style-name="T6">else:</text:span></text:p>
                <text:p><text:span text:style-name="T6"><text:s text:c="4"/></text:span><text:span text:style-name="T6">print “Goodbye world :-(“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9" draw:text-style-name="P5" draw:layer="layout" svg:width="24.599cm" svg:height="13.55cm" svg:x="2cm" svg:y="5.5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for ii in range(0,10):</text:span></text:p>
                <text:p><text:span text:style-name="T5"><text:s text:c="4"/></text:span><text:span text:style-name="T5">print ii</text:span></text:p>
                <text:p><text:span text:style-name="T5"/></text:p>
                <text:p><text:span text:style-name="T5">for ii in range(10):</text:span></text:p>
                <text:p><text:span text:style-name="T5"><text:s text:c="4"/></text:span><text:span text:style-name="T5">print ii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ceptions</text:p>
          </draw:text-box>
        </draw:frame>
        <draw:frame presentation:style-name="pr9" draw:text-style-name="P5" draw:layer="layout" svg:width="24.599cm" svg:height="13.733cm" svg:x="2cm" svg:y="5.5cm" presentation:class="outline" presentation:user-transformed="true">
          <draw:text-box>
            <text:p text:style-name="P6"><text:span text:style-name="T7"/></text:p>
            <text:p text:style-name="P6"><text:span text:style-name="T7">try:</text:span></text:p>
            <text:p text:style-name="P6"><text:span text:style-name="T7"><text:s text:c="4"/></text:span><text:span text:style-name="T7">print “Not dangerous”</text:span></text:p>
            <text:p text:style-name="P6"><text:span text:style-name="T7">except:</text:span></text:p>
            <text:p text:style-name="P6"><text:span text:style-name="T7"><text:s text:c="4"/></text:span><text:span text:style-name="T7">print “Just in case”</text:span></text:p>
            <text:p text:style-name="P6"><text:span text:style-name="T7">ensure:</text:span></text:p>
            <text:p text:style-name="P6"><text:span text:style-name="T7"><text:s text:c="4"/></text:span><text:span text:style-name="T7">print “Got to clean up”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mple Class</text:p>
          </draw:text-box>
        </draw:frame>
        <draw:frame presentation:style-name="pr10" draw:text-style-name="P8" draw:layer="layout" svg:width="24.599cm" svg:height="15.202cm" svg:x="1.905cm" svg:y="3.722cm" presentation:class="outline" presentation:user-transformed="true">
          <draw:text-box>
            <text:p><text:span text:style-name="T8"/></text:p>
            <text:p text:style-name="P7"><text:span text:style-name="T6">class Adder:</text:span></text:p>
            <text:p text:style-name="P7"><text:span text:style-name="T6"><text:s text:c="4"/></text:span><text:span text:style-name="T6">_addend as int</text:span></text:p>
            <text:p text:style-name="P7"><text:span text:style-name="T6"><text:s text:c="4"/></text:span><text:span text:style-name="T6">def constructor(addend):</text:span></text:p>
            <text:p text:style-name="P7"><text:span text:style-name="T6"><text:s text:c="8"/></text:span><text:span text:style-name="T6">_addend = addend</text:span></text:p>
            <text:p text:style-name="P7"><text:span text:style-name="T6"><text:s text:c="4"/></text:span><text:span text:style-name="T6">def addit(input as int):</text:span></text:p>
            <text:p text:style-name="P7"><text:span text:style-name="T6"><text:s text:c="8"/></text:span><text:span text:style-name="T6">return _addend + input</text:span></text:p>
            <text:p text:style-name="P7"><text:span text:style-name="T6"/></text:p>
            <text:p text:style-name="P7"><text:span text:style-name="T6">a = Adder(4)</text:span></text:p>
            <text:p text:style-name="P7"><text:span text:style-name="T6">print a.addit(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erties</text:p>
          </draw:text-box>
        </draw:frame>
        <draw:frame presentation:style-name="pr7" draw:text-style-name="P5" draw:layer="layout" svg:width="24.599cm" svg:height="15.512cm" svg:x="2.071cm" svg:y="4.244cm" presentation:class="outline" presentation:user-transformed="true">
          <draw:text-box>
            <text:p><text:span text:style-name="T5"/></text:p>
            <text:p><text:span text:style-name="T5">class PropertyExample:</text:span></text:p>
            <text:p><text:span text:style-name="T5"/></text:p>
            <text:p><text:span text:style-name="T5"><text:s text:c="4"/></text:span><text:span text:style-name="T5">[Property(Prop1)]</text:span></text:p>
            <text:p><text:span text:style-name="T5"><text:s text:c="4"/></text:span><text:span text:style-name="T5">_field1 as int</text:span></text:p>
            <text:p><text:span text:style-name="T5"/></text:p>
            <text:p><text:span text:style-name="T5"><text:s text:c="4"/></text:span><text:span text:style-name="T5">[Getter(Prop2)]</text:span></text:p>
            <text:p><text:span text:style-name="T5"><text:s text:c="4"/></text:span><text:span text:style-name="T5">_field2 as int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erties (the hard way)</text:p>
          </draw:text-box>
        </draw:frame>
        <draw:frame presentation:style-name="pr7" draw:text-style-name="P5" draw:layer="layout" svg:width="24.599cm" svg:height="15.19cm" svg:x="1.826cm" svg:y="4.395cm" presentation:class="outline" presentation:user-transformed="true">
          <draw:text-box>
            <text:p><text:span text:style-name="T6"/></text:p>
            <text:p><text:span text:style-name="T5">class PropertyExample2:</text:span></text:p>
            <text:p><text:span text:style-name="T5"><text:s text:c="4"/></text:span><text:span text:style-name="T5">_field as int</text:span></text:p>
            <text:p><text:span text:style-name="T5"><text:s text:c="4"/></text:span><text:span text:style-name="T5">Prop as int:</text:span></text:p>
            <text:p><text:span text:style-name="T5"><text:s text:c="8"/></text:span><text:span text:style-name="T5">get:</text:span></text:p>
            <text:p><text:span text:style-name="T5"><text:s text:c="12"/></text:span><text:span text:style-name="T5">return _field</text:span></text:p>
            <text:p><text:span text:style-name="T5"><text:s text:c="8"/></text:span><text:span text:style-name="T5">set:</text:span></text:p>
            <text:p><text:span text:style-name="T5"><text:s text:c="12"/></text:span><text:span text:style-name="T5">_field = value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7" draw:text-style-name="P9" draw:layer="layout" svg:width="24.599cm" svg:height="13.093cm" svg:x="2cm" svg:y="5.5cm" presentation:class="outline" presentation:user-transformed="true">
          <draw:text-box>
            <text:p><text:span text:style-name="T9"/></text:p>
            <text:p><text:span text:style-name="T9">import System</text:span></text:p>
            <text:p><text:span text:style-name="T9">import System.Collections.Generic</text:span></text:p>
            <text:p><text:span text:style-name="T9"/></text:p>
            <text:p><text:span text:style-name="T9">fav_num = Dictionary[of string,int]()</text:span></text:p>
            <text:p><text:span text:style-name="T9">fav_num["scott"] = 7</text:span></text:p>
            <text:p><text:span text:style-name="T9">fav_num["matt"] = 5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icing</text:p>
          </draw:text-box>
        </draw:frame>
        <draw:frame presentation:style-name="pr7" draw:text-style-name="P9" draw:layer="layout" svg:width="24.599cm" svg:height="8.11cm" svg:x="2cm" svg:y="5.5cm" presentation:class="outline" presentation:user-transformed="true">
          <draw:text-box>
            <text:p><text:span text:style-name="T9"/></text:p>
            <text:p><text:span text:style-name="T9">num_array = ("zero","one","two","three","four")</text:span></text:p>
            <text:p><text:span text:style-name="T9">sub_array = num_array[1:3]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7" draw:text-style-name="P9" draw:layer="layout" svg:width="24.599cm" svg:height="14.211cm" svg:x="2.071cm" svg:y="4.204cm" presentation:class="outline" presentation:user-transformed="true">
          <draw:text-box>
            <text:p><text:span text:style-name="T9"/></text:p>
            <text:p><text:span text:style-name="T9">num_array = ("zero","one","two","three","four")</text:span></text:p>
            <text:p><text:span text:style-name="T9"/></text:p>
            <text:p><text:span text:style-name="T9">first_few = (</text:span></text:p>
            <text:p><text:span text:style-name="T9"><text:s text:c="4"/></text:span><text:span text:style-name="T9">x for x in num_array </text:span></text:p>
            <text:p><text:span text:style-name="T9"><text:s text:c="4"/></text:span><text:span text:style-name="T9">if x.CompareTo("p") &lt; 0</text:span></text:p>
            <text:p><text:span text:style-name="T9">)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ck Typing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The vast majority of code I write behaves in a statically typed fashion (which is why I'm cool with a statically typed language).</text:p>
              </text:list-item>
              <text:list-item>
                <text:p>But there are cases where true dynamism is usefu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Duck Typing</text:p>
          </draw:text-box>
        </draw:frame>
        <draw:frame presentation:style-name="pr7" draw:text-style-name="P9" draw:layer="layout" svg:width="24.599cm" svg:height="11.394cm" svg:x="2.001cm" svg:y="5.501cm" presentation:class="outline" presentation:user-transformed="true">
          <draw:text-box>
            <text:p><text:span text:style-name="T9"/></text:p>
            <text:p><text:span text:style-name="T9">a as duck</text:span></text:p>
            <text:p><text:span text:style-name="T9">a = “hello”</text:span></text:p>
            <text:p><text:span text:style-name="T9">print a</text:span></text:p>
            <text:p><text:span text:style-name="T9">a = 5</text:span></text:p>
            <text:p><text:span text:style-name="T9">print a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Arguments</text:p>
          </draw:text-box>
        </draw:frame>
        <draw:frame presentation:style-name="pr7" draw:text-style-name="P9" draw:layer="layout" svg:width="24.599cm" svg:height="8.11cm" svg:x="2.001cm" svg:y="5.501cm" presentation:class="outline" presentation:user-transformed="true">
          <draw:text-box>
            <text:p><text:span text:style-name="T9"/></text:p>
            <text:p><text:span text:style-name="T9">def needs_retrieve(r as duck):</text:span></text:p>
            <text:p><text:span text:style-name="T9"><text:s text:c="4"/></text:span><text:span text:style-name="T9">r.Retrieve(“yahoo.com”)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ck Typing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CSV reader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cros</text:p>
          </draw:text-box>
        </draw:frame>
        <draw:frame presentation:style-name="pr11" draw:layer="layout" svg:width="24.599cm" svg:height="11.5cm" svg:x="2cm" svg:y="5.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print “Hello world!”</text:p>
            <text:p/>
            <text:p>lock:</text:p>
            <text:p><text:s text:c="4"/>some_data.Add(“element”)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cros In General</text:p>
          </draw:text-box>
        </draw:frame>
        <draw:frame presentation:style-name="pr12" draw:layer="layout" svg:width="24.599cm" svg:height="8.47cm" svg:x="2cm" svg:y="5.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macroname &lt;arg1&gt;, &lt;arg2&gt;, … :</text:p>
            <text:p><text:s text:c="4"/>&lt;block of code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cro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A macro is a parameterized transformation of code.</text:p>
              </text:list-item>
              <text:list-item>
                <text:p>The macro arguments are the parameters of the transform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cro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Repeat It example</text:p>
              </text:list-item>
              <text:list-item>
                <text:p>Timer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ou may want...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A copy of this presentation:</text:p>
                <text:list>
                  <text:list-item>
                    <text:p>github.com/scottstephens</text:p>
                  </text:list-item>
                </text:list>
                <text:p text:style-name="P10"/>
              </text:list-item>
              <text:list-item>
                <text:p text:style-name="P10">Boo Downloads and Documentation</text:p>
                <text:list>
                  <text:list-item>
                    <text:p text:style-name="P10">boo.codehaus.org</text:p>
                  </text:list-item>
                  <text:list-item>
                    <text:p text:style-name="P10">github.com/bamb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165a79a-7059095-e13bb37-fef39a4-9503d18</meta:generator>
    <dc:title>Blue Border</dc:title>
    <dc:description>Presentation Layout Template</dc:description>
    <meta:creation-date>2012-08-02T20:13:44</meta:creation-date>
    <dc:language>en-US</dc:language>
    <meta:editing-cycles>15</meta:editing-cycles>
    <meta:editing-duration>P6DT19H36M34S</meta:editing-duration>
    <dc:date>2012-08-09T16:58:52.80</dc:date>
    <meta:print-date>2012-08-09T16:51:32.49</meta:print-date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